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035cm" draw:marker-start-width="0.252cm" draw:marker-end-width="0.252cm" draw:fill-color="#ffffff" draw:textarea-horizontal-align="justify" draw:textarea-vertical-align="middle" draw:auto-grow-height="false" fo:min-height="1.809cm" fo:min-width="2.812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draw:marker-start-width="0.252cm" draw:marker-end-width="0.252cm" draw:fill-color="#ffffff" draw:textarea-horizontal-align="justify" draw:textarea-vertical-align="middle" draw:auto-grow-height="false" fo:min-height="1.808cm" fo:min-width="2.812cm" fo:padding-top="0.142cm" fo:padding-bottom="0.142cm" fo:padding-left="0.267cm" fo:padding-right="0.267cm"/>
    </style:style>
    <style:style style:name="gr4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1.791cm" fo:min-width="2.794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1.792cm" fo:min-width="2.794cm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2.595cm" fo:min-width="3.976cm" fo:padding-top="0.151cm" fo:padding-bottom="0.151cm" fo:padding-left="0.276cm" fo:padding-right="0.276cm"/>
      <style:paragraph-properties style:writing-mode="lr-tb"/>
    </style:style>
    <style:style style:name="gr7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1.793cm" fo:min-width="2.794cm" fo:padding-top="0.151cm" fo:padding-bottom="0.151cm" fo:padding-left="0.276cm" fo:padding-right="0.276cm"/>
      <style:paragraph-properties style:writing-mode="lr-tb"/>
    </style:style>
    <style:style style:name="gr8" style:family="graphic" style:parent-style-name="objectwithoutfill">
      <style:graphic-properties svg:stroke-width="0.053cm" draw:marker-start-width="0.279cm" draw:marker-end="Arrowheads_20_3" draw:marker-end-width="0.379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draw:marker-start-width="0.279cm" draw:marker-end="Arrowheads_20_4" draw:marker-end-width="0.379cm" draw:fill="none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53cm" draw:marker-start-width="0.279cm" draw:marker-end="Arrowheads_20_5" draw:marker-end-width="0.379cm" draw:fill="none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053cm" draw:marker-start-width="0.279cm" draw:marker-end="Arrowheads_20_6" draw:marker-end-width="0.379cm" draw:fill="none" draw:textarea-vertical-align="middle" fo:padding-top="0.151cm" fo:padding-bottom="0.151cm" fo:padding-left="0.276cm" fo:padding-right="0.276cm"/>
    </style:style>
    <style:style style:name="gr12" style:family="graphic" style:parent-style-name="objectwithoutfill">
      <style:graphic-properties svg:stroke-width="0.035cm" draw:marker-start-width="0.252cm" draw:marker-end="Arrowheads_20_7" draw:marker-end-width="0.352cm" draw:fill="none" draw:textarea-vertical-align="middle" fo:padding-top="0.142cm" fo:padding-bottom="0.142cm" fo:padding-left="0.267cm" fo:padding-right="0.267cm"/>
    </style:style>
    <style:style style:name="gr13" style:family="graphic" style:parent-style-name="objectwithoutfill">
      <style:graphic-properties svg:stroke-width="0.035cm" draw:marker-start-width="0.252cm" draw:marker-end="Arrowheads_20_8" draw:marker-end-width="0.352cm" draw:fill="none" draw:textarea-vertical-align="middle" fo:padding-top="0.142cm" fo:padding-bottom="0.142cm" fo:padding-left="0.267cm" fo:padding-right="0.267cm"/>
    </style:style>
    <style:style style:name="gr14" style:family="graphic" style:parent-style-name="objectwithoutfill">
      <style:graphic-properties svg:stroke-width="0.035cm" draw:marker-start-width="0.252cm" draw:marker-end="Arrowheads_20_9" draw:marker-end-width="0.352cm" draw:fill="none" draw:textarea-vertical-align="middle" fo:padding-top="0.142cm" fo:padding-bottom="0.142cm" fo:padding-left="0.267cm" fo:padding-right="0.267cm"/>
    </style:style>
    <style:style style:name="gr15" style:family="graphic" style:parent-style-name="objectwithoutfill">
      <style:graphic-properties svg:stroke-width="0.035cm" draw:marker-start-width="0.252cm" draw:marker-end="Arrowheads_20_10" draw:marker-end-width="0.352cm" draw:fill="none" draw:textarea-vertical-align="middle" fo:padding-top="0.142cm" fo:padding-bottom="0.142cm" fo:padding-left="0.267cm" fo:padding-right="0.267cm"/>
    </style:style>
    <style:style style:name="gr16" style:family="graphic" style:parent-style-name="objectwithoutfill">
      <style:graphic-properties svg:stroke-width="0.053cm" draw:marker-start="Arrowheads_20_12" draw:marker-start-width="0.379cm" draw:marker-end="Arrowheads_20_13" draw:marker-end-width="0.379cm" draw:fill="none" draw:textarea-vertical-align="middle" fo:padding-top="0.151cm" fo:padding-bottom="0.151cm" fo:padding-left="0.276cm" fo:padding-right="0.276cm"/>
    </style:style>
    <style:style style:name="gr17" style:family="graphic" style:parent-style-name="objectwithoutfill">
      <style:graphic-properties draw:stroke="dash" draw:stroke-dash="Double_20_Dash_20__28_Rounded_29_" svg:stroke-width="0.053cm" draw:marker-start-width="0.279cm" draw:marker-end="Arrowheads_20_14" draw:marker-end-width="0.379cm" svg:stroke-linecap="round" draw:fill="none" draw:textarea-vertical-align="middle" fo:padding-top="0.151cm" fo:padding-bottom="0.151cm" fo:padding-left="0.276cm" fo:padding-right="0.276cm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-color="#ffffff"/>
      <style:paragraph-properties fo:text-align="center"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/>
            <text:p>Linux Packaging</text:p>
            <text:p/>
            <text:p><text:span text:style-name="T1">Quentin </text:span><text:span text:style-name="T1">Barnes</text:span></text:p>
            <text:p><text:span text:style-name="T1">11/17/2</text:span><text:span text:style-name="T1">022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>What is a Linux Package?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A single file that may contain:</text:p>
                <text:list>
                  <text:list-item>
                    <text:p>Executables, scripts, configuration files, language files, data files</text:p>
                  </text:list-item>
                  <text:list-item>
                    <text:p>Owners, groups, and permissions of those files</text:p>
                  </text:list-item>
                  <text:list-item>
                    <text:p>Metadata: Name, version, aliases, size, version, architecture, description, licenses, dependencies, maintainer, etc.</text:p>
                  </text:list-item>
                  <text:list-item>
                    <text:p>Run scripts (pre-/post-install, pre-/post-uninstall)</text:p>
                  </text:list-item>
                  <text:list-item>
                    <text:p>Cryptographic signature</text:p>
                  </text:list-item>
                </text:list>
              </text:list-item>
              <text:list-item>
                <text:p>A given package is usually built for:</text:p>
                <text:list>
                  <text:list-item>
                    <text:p>Each distro and release (e.g.: Ubuntu 22.04, Fedora 36, Debian 11)</text:p>
                  </text:list-item>
                  <text:list-item>
                    <text:p>Each architecture (e.g.: x86_64, i686, aarch64, “noarch”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>What is a Repository?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Packages</text:p>
                <text:list>
                  <text:list-item>
                    <text:p>Contains packages that are designed to work together for a given distro and release</text:p>
                  </text:list-item>
                </text:list>
              </text:list-item>
              <text:list-item>
                <text:p>Database</text:p>
                <text:list>
                  <text:list-item>
                    <text:p>Database of how all the packages are interconnected with dependencies and vers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>Why Different Repos?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Different distros and releases</text:p>
                <text:list>
                  <text:list-item>
                    <text:p>Each distro and release will typically have their own repos</text:p>
                  </text:list-item>
                </text:list>
              </text:list-item>
              <text:list-item>
                <text:p>Different maintainers</text:p>
                <text:list>
                  <text:list-item>
                    <text:p>Who owns the repo and builds the packages</text:p>
                  </text:list-item>
                </text:list>
              </text:list-item>
              <text:list-item>
                <text:p>Different licenses</text:p>
                <text:list>
                  <text:list-item>
                    <text:p>free/non-free (free as in freedom, not cost)</text:p>
                  </text:list-item>
                </text:list>
              </text:list-item>
              <text:list-item>
                <text:p>Different roles</text:p>
                <text:list>
                  <text:list-item>
                    <text:p>server/desktop, beta, devel, debug, source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>What is a Package Manager?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An interface between the administrator, repos, and the OS</text:p>
              </text:list-item>
              <text:list-item>
                <text:p>Installs packages and their dependencies</text:p>
                <text:list>
                  <text:list-item>
                    <text:p>A package being installed may require or want others</text:p>
                  </text:list-item>
                </text:list>
              </text:list-item>
              <text:list-item>
                <text:p>Checks for conflicts</text:p>
                <text:list>
                  <text:list-item>
                    <text:p>Ensures installed software stays in a consistent state</text:p>
                  </text:list-item>
                </text:list>
              </text:list-item>
              <text:list-item>
                <text:p>Can remove packages safely</text:p>
              </text:list-item>
              <text:list-item>
                <text:p>Maintains a history of installs, can undo installs</text:p>
              </text:list-item>
              <text:list-item>
                <text:p>Ensures packages/files haven’t been compromised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g>
          <draw:custom-shape draw:style-name="gr2" draw:text-style-name="P4" xml:id="id9" draw:id="id9" draw:layer="layout" svg:width="4.732cm" svg:height="2.959cm" svg:x="4.676cm" svg:y="1.8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4" xml:id="id8" draw:id="id8" draw:layer="layout" svg:width="4.732cm" svg:height="2.959cm" svg:x="4.954cm" svg:y="2.0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4" xml:id="id7" draw:id="id7" draw:layer="layout" svg:width="4.732cm" svg:height="2.959cm" svg:x="5.233cm" svg:y="2.2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xml:id="id6" draw:id="id6" draw:layer="layout" svg:width="4.732cm" svg:height="2.958cm" svg:x="5.511cm" svg:y="2.5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6" xml:id="id2" draw:id="id2" draw:layer="layout" svg:width="4.732cm" svg:height="2.959cm" svg:x="3.84cm" svg:y="8.673cm">
            <text:p text:style-name="P5"><text:span text:style-name="T2">Repository 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xml:id="id5" draw:id="id5" draw:layer="layout" svg:width="4.732cm" svg:height="2.96cm" svg:x="5.789cm" svg:y="2.753cm">
            <text:p text:style-name="P5"><text:span text:style-name="T3">Packages...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xml:id="id1" draw:id="id1" draw:layer="layout" svg:width="6.402cm" svg:height="4.097cm" svg:x="15.253cm" svg:y="2.07cm">
            <text:p text:style-name="P5">Package</text:p>
            <text:p text:style-name="P5">Manager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xml:id="id3" draw:id="id3" draw:layer="layout" svg:width="4.732cm" svg:height="2.961cm" svg:x="9.129cm" svg:y="7.533cm">
            <text:p text:style-name="P5"><text:span text:style-name="T2">Repository 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6" xml:id="id4" draw:id="id4" draw:layer="layout" svg:width="4.732cm" svg:height="2.959cm" svg:x="8.294cm" svg:y="10.949cm">
            <text:p text:style-name="P5"><text:span text:style-name="T2">Repository 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xml:id="id10" draw:id="id10" draw:layer="layout" svg:width="6.402cm" svg:height="4.097cm" svg:x="17.758cm" svg:y="8.218cm">
            <text:p text:style-name="P5">Operating</text:p>
            <text:p text:style-name="P5">System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8" draw:text-style-name="P7" draw:layer="layout" draw:type="curve" svg:x1="16.19cm" svg:y1="5.567cm" svg:x2="6.206cm" svg:y2="8.673cm" draw:start-shape="id1" draw:start-glue-point="7" draw:end-shape="id2" draw:end-glue-point="4" svg:d="M16190 5567c0 2779-9984 1227-9984 3106" svg:viewBox="0 0 9985 3107">
            <text:p/>
          </draw:connector>
          <draw:connector draw:style-name="gr9" draw:text-style-name="P7" draw:layer="layout" draw:type="curve" svg:x1="16.19cm" svg:y1="5.567cm" svg:x2="13.861cm" svg:y2="9.014cm" draw:start-shape="id1" draw:start-glue-point="7" draw:end-shape="id3" draw:end-glue-point="10" svg:d="M16190 5567c0 2298-776 3447-2329 3447" svg:viewBox="0 0 2330 3448">
            <text:p/>
          </draw:connector>
          <draw:connector draw:style-name="gr10" draw:text-style-name="P7" draw:layer="layout" draw:type="curve" svg:x1="16.19cm" svg:y1="5.567cm" svg:x2="13.026cm" svg:y2="12.429cm" draw:start-shape="id1" draw:start-glue-point="7" draw:end-shape="id4" draw:end-glue-point="10" svg:d="M16190 5567c0 4575-1054 6862-3164 6862" svg:viewBox="0 0 3165 6863">
            <text:p/>
          </draw:connector>
          <draw:connector draw:style-name="gr11" draw:text-style-name="P7" draw:layer="layout" draw:type="curve" svg:x1="4.533cm" svg:y1="9.106cm" svg:x2="5.789cm" svg:y2="4.233cm" draw:start-shape="id2" draw:start-glue-point="5" draw:end-shape="id5" draw:end-glue-point="6" svg:d="M4533 9106c0-3249 418-4873 1256-4873" svg:viewBox="0 0 1257 4874">
            <text:p/>
          </draw:connector>
          <draw:connector draw:style-name="gr12" draw:text-style-name="P7" draw:layer="layout" draw:type="curve" svg:x1="4.533cm" svg:y1="9.106cm" svg:x2="5.511cm" svg:y2="4.006cm" draw:start-shape="id2" draw:start-glue-point="5" draw:end-shape="id6" draw:end-glue-point="6" svg:d="M4533 9106c0-3400 326-5100 978-5100" svg:viewBox="0 0 979 5101">
            <text:p/>
          </draw:connector>
          <draw:connector draw:style-name="gr13" draw:text-style-name="P7" draw:layer="layout" draw:type="curve" svg:x1="4.533cm" svg:y1="9.106cm" svg:x2="5.233cm" svg:y2="3.778cm" draw:start-shape="id2" draw:start-glue-point="5" draw:end-shape="id7" draw:end-glue-point="6" svg:d="M4533 9106c0-3552 233-5328 700-5328" svg:viewBox="0 0 701 5329">
            <text:p/>
          </draw:connector>
          <draw:connector draw:style-name="gr14" draw:text-style-name="P7" draw:layer="layout" draw:type="curve" svg:x1="4.533cm" svg:y1="9.106cm" svg:x2="4.954cm" svg:y2="3.551cm" draw:start-shape="id2" draw:start-glue-point="5" draw:end-shape="id8" draw:end-glue-point="6" svg:d="M4533 9106c0-3388-48-2823-137-3365s-219-2190 558-2190" svg:viewBox="0 0 627 5556">
            <text:p/>
          </draw:connector>
          <draw:connector draw:style-name="gr15" draw:text-style-name="P7" draw:layer="layout" draw:type="curve" svg:x1="4.533cm" svg:y1="9.106cm" svg:x2="4.676cm" svg:y2="3.323cm" draw:start-shape="id2" draw:start-glue-point="5" draw:end-shape="id9" draw:end-glue-point="6" svg:d="M4533 9106c0-3559-188-2966-346-3522s-288-2261 489-2261" svg:viewBox="0 0 610 5784">
            <text:p/>
          </draw:connector>
          <draw:connector draw:style-name="gr16" draw:text-style-name="P7" draw:layer="layout" draw:type="curve" svg:x1="18.454cm" svg:y1="6.167cm" svg:x2="20.959cm" svg:y2="8.218cm" draw:start-shape="id1" draw:start-glue-point="8" draw:end-shape="id10" draw:end-glue-point="4" svg:d="M18454 6167c0 1537 2505 512 2505 2051" svg:viewBox="0 0 2506 2052">
            <text:p/>
          </draw:connector>
          <draw:connector draw:style-name="gr17" draw:text-style-name="P7" draw:layer="layout" draw:type="curve" svg:x1="15.253cm" svg:y1="4.119cm" svg:x2="10.521cm" svg:y2="4.233cm" draw:start-shape="id1" draw:start-glue-point="6" draw:end-shape="id5" draw:end-glue-point="10" svg:d="M15253 4119c-3547 0-1182 114-4732 114" svg:viewBox="0 0 4733 115">
            <text:p/>
          </draw:connector>
        </draw:g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17T12:59:26.167135804</meta:creation-date>
    <dc:date>2022-11-17T16:03:06.368000849</dc:date>
    <meta:editing-duration>PT2H12M21S</meta:editing-duration>
    <meta:editing-cycles>13</meta:editing-cycles>
    <meta:generator>LibreOffice/7.3.4.2$Linux_X86_64 LibreOffice_project/30$Build-2</meta:generator>
    <meta:print-date>2022-11-17T16:03:15.804782762</meta:print-date>
    <meta:document-statistic meta:object-count="63"/>
  </office:meta>
</office:document-meta>
</file>